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3b2" officeooo:paragraph-rsid="0002f3b2"/>
    </style:style>
    <style:style style:name="P2" style:family="paragraph" style:parent-style-name="Standard">
      <style:text-properties officeooo:paragraph-rsid="0002f3b2"/>
    </style:style>
    <style:style style:name="P3" style:family="paragraph" style:parent-style-name="Standard">
      <style:text-properties fo:font-style="italic" officeooo:rsid="0002f3b2" officeooo:paragraph-rsid="0002f3b2" style:font-style-asian="italic" style:font-style-complex="italic"/>
    </style:style>
    <style:style style:name="P4" style:family="paragraph" style:parent-style-name="Standard">
      <style:text-properties fo:font-style="italic" fo:font-weight="normal" officeooo:rsid="0008bb2f" officeooo:paragraph-rsid="0008bb2f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normal" officeooo:rsid="0007c1c1" officeooo:paragraph-rsid="0007c1c1" style:font-weight-asian="normal" style:font-weight-complex="normal"/>
    </style:style>
    <style:style style:name="P6" style:family="paragraph" style:parent-style-name="Standard">
      <style:text-properties fo:font-weight="normal" officeooo:rsid="0008bb2f" officeooo:paragraph-rsid="0008bb2f" style:font-weight-asian="normal" style:font-weight-complex="normal"/>
    </style:style>
    <style:style style:name="P7" style:family="paragraph" style:parent-style-name="Standard">
      <style:text-properties fo:font-weight="normal" officeooo:rsid="000b95d4" officeooo:paragraph-rsid="000b95d4" style:font-weight-asian="normal" style:font-weight-complex="normal"/>
    </style:style>
    <style:style style:name="P8" style:family="paragraph" style:parent-style-name="Standard">
      <style:text-properties fo:font-weight="normal" officeooo:rsid="000c245e" officeooo:paragraph-rsid="000c245e" style:font-weight-asian="normal" style:font-weight-complex="normal"/>
    </style:style>
    <style:style style:name="P9" style:family="paragraph" style:parent-style-name="Standard">
      <style:text-properties fo:font-weight="normal" officeooo:rsid="000dd305" officeooo:paragraph-rsid="000dd305" style:font-weight-asian="normal" style:font-weight-complex="normal"/>
    </style:style>
    <style:style style:name="P10" style:family="paragraph" style:parent-style-name="Standard">
      <style:text-properties fo:font-weight="normal" officeooo:rsid="000fa13f" officeooo:paragraph-rsid="000fa13f" style:font-weight-asian="normal" style:font-weight-complex="normal"/>
    </style:style>
    <style:style style:name="P11" style:family="paragraph" style:parent-style-name="Standard">
      <style:text-properties fo:font-style="normal" fo:font-weight="normal" officeooo:rsid="000fa13f" officeooo:paragraph-rsid="000fa13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5b581" officeooo:paragraph-rsid="0015b58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7a088" officeooo:paragraph-rsid="0017a08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7e07c" officeooo:paragraph-rsid="0017e07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b4819" officeooo:paragraph-rsid="001b481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b9c12" officeooo:paragraph-rsid="001b9c1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ed544" officeooo:paragraph-rsid="001ed54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0bed9" officeooo:paragraph-rsid="0020bed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2b46c" officeooo:paragraph-rsid="0022b46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5aaca" officeooo:paragraph-rsid="0025aac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6c837" officeooo:paragraph-rsid="0026c83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8a243" officeooo:paragraph-rsid="0028a24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officeooo:rsid="001ed544" officeooo:paragraph-rsid="001ed544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20730f" officeooo:paragraph-rsid="0020730f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24ad34" officeooo:paragraph-rsid="0024ad34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25aaca" officeooo:paragraph-rsid="0025aaca" style:font-style-asian="normal" style:font-weight-asian="bold" style:font-style-complex="normal" style:font-weight-complex="bold"/>
    </style:style>
    <style:style style:name="T1" style:family="text">
      <style:text-properties officeooo:rsid="0002f3b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bb2f"/>
    </style:style>
    <style:style style:name="T5" style:family="text">
      <style:text-properties officeooo:rsid="0009bd09"/>
    </style:style>
    <style:style style:name="T6" style:family="text">
      <style:text-properties officeooo:rsid="000d4273"/>
    </style:style>
    <style:style style:name="T7" style:family="text">
      <style:text-properties officeooo:rsid="0019ca88"/>
    </style:style>
    <style:style style:name="T8" style:family="text">
      <style:text-properties officeooo:rsid="001b9c12"/>
    </style:style>
    <style:style style:name="T9" style:family="text">
      <style:text-properties officeooo:rsid="001ed544"/>
    </style:style>
    <style:style style:name="T10" style:family="text">
      <style:text-properties officeooo:rsid="00231ffe"/>
    </style:style>
    <style:style style:name="T11" style:family="text">
      <style:text-properties officeooo:rsid="00234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019/5/28 Tuesday [lecture 3]</text:span></text:p>
      <text:p text:style-name="P1">Git install git on Ubuntu</text:p>
      <text:p text:style-name="P1">accept the git invitation</text:p>
      <text:p text:style-name="P1">Reading material</text:p>
      <text:p text:style-name="P1">* 1.5 getting started – installing git</text:p>
      <text:p text:style-name="P1">global level configuration</text:p>
      <text:p text:style-name="P3">CODE:</text:p>
      <text:p text:style-name="P3">robindebkl@INCA:~$ git config --global user.name "robindebkl"</text:p>
      <text:p text:style-name="P3">robindebkl@INCA:~$ git config --global user.email robindebkl@outlook.com</text:p>
      <text:p text:style-name="P3">robindebkl@INCA:~$ git config --global --list</text:p>
      <text:p text:style-name="P3">user.name=robindebkl</text:p>
      <text:p text:style-name="P1"><text:a xlink:type="simple" xlink:href="mailto:user.email%3Drobindebkl@outlook.com" text:style-name="Internet_20_link" text:visited-style-name="Visited_20_Internet_20_Link"><text:span text:style-name="T2">user.email=robindebkl@outlook.com</text:span></text:a></text:p>
      <text:p text:style-name="P5">Generating <text:span text:style-name="T3">SSH-key</text:span></text:p>
      <text:p text:style-name="P5">* retain the global configuration</text:p>
      <text:p text:style-name="P5">* go to GitHub</text:p>
      <text:p text:style-name="P5">* go to top right corner of your GitHub page</text:p>
      <text:p text:style-name="P5">* go to account → setting → SSH and GPG keys</text:p>
      <text:p text:style-name="P5">* <text:span text:style-name="T4">new SSH key</text:span></text:p>
      <text:p text:style-name="P5">* <text:span text:style-name="T4">on Ubuntu, to generate ssh key: ssh-keygen -t rsa -b 4096 -C “</text:span><text:a xlink:type="simple" xlink:href="mailto:robindebkl@outlook.com" text:style-name="Internet_20_link" text:visited-style-name="Visited_20_Internet_20_Link"><text:span text:style-name="T4">robindebkl@outlook.com</text:span></text:a><text:span text:style-name="T4">”</text:span></text:p>
      <text:p text:style-name="P6">* (git bash shell should also works)</text:p>
      <text:p text:style-name="P6">* <text:span text:style-name="T5">paste the SSH key in the GitHub page </text:span></text:p>
      <text:p text:style-name="P6">CODE:</text:p>
      <text:p text:style-name="P4">robindebkl@INCA:~$ ssh-keygen -t rsa -b 4096 -C "robindebkl@outlook.com"</text:p>
      <text:p text:style-name="P4">Generating public/private rsa key pair.</text:p>
      <text:p text:style-name="P4">Enter file in which to save the key (/home/robindebkl/.ssh/id_rsa): </text:p>
      <text:p text:style-name="P4">Enter passphrase (empty for no passphrase): </text:p>
      <text:p text:style-name="P4">Enter same passphrase again: </text:p>
      <text:p text:style-name="P4">Your identification has been saved in /home/robindebkl/.ssh/id_rsa.</text:p>
      <text:p text:style-name="P4">Your public key has been saved in /home/robindebkl/.ssh/id_rsa.pub.</text:p>
      <text:p text:style-name="P4">The key fingerprint is:</text:p>
      <text:p text:style-name="P4">SHA256:9laHgKJqetFMzKglLccxfZoHFdBBS4c9B2g8DCory/U robindebkl@outlook.com</text:p>
      <text:p text:style-name="P4">The key's randomart image is:</text:p>
      <text:p text:style-name="P4">+---[RSA 4096]----+</text:p>
      <text:p text:style-name="P4">| <text:s text:c="2"/>.oO**o. <text:s text:c="6"/>|</text:p>
      <text:p text:style-name="P4">| <text:s/>o.o.Xoo.. <text:s text:c="5"/>|</text:p>
      <text:p text:style-name="P4">|.o.* *o..o. <text:s text:c="5"/>|</text:p>
      <text:p text:style-name="P4">|oo* *... <text:s text:c="2"/>. . <text:s text:c="2"/>|</text:p>
      <text:p text:style-name="P4">|o* =.. <text:s/>S <text:s text:c="2"/>o . <text:s/>|</text:p>
      <text:p text:style-name="P4">|+.o.+ <text:s/>. . . . <text:s text:c="2"/>|</text:p>
      <text:p text:style-name="P4">|..o. E <text:s text:c="3"/>o <text:s text:c="5"/>|</text:p>
      <text:p text:style-name="P4">| o. <text:s text:c="5"/>. <text:s text:c="6"/>|</text:p>
      <text:p text:style-name="P4">|.. <text:s text:c="14"/>|</text:p>
      <text:p text:style-name="P4">+----[SHA256]-----+</text:p>
      <text:p text:style-name="P6">Public key can be shared.</text:p>
      <text:p text:style-name="P6">Private key should be protected.</text:p>
      <text:p text:style-name="P7">Then ssh -T <text:a xlink:type="simple" xlink:href="mailto:git@github.com" text:style-name="Internet_20_link" text:visited-style-name="Visited_20_Internet_20_Link">git@github.com</text:a></text:p>
      <text:p text:style-name="P8">Create directory at <text:span text:style-name="T6">GitHub</text:span></text:p>
      <text:p text:style-name="P9">git init</text:p>
      <text:p text:style-name="P9">initialize README.md</text:p>
      <text:p text:style-name="P10"><text:soft-page-break/>check the status by <text:span text:style-name="T2">$git status</text:span></text:p>
      <text:p text:style-name="P11">$ git add README.md</text:p>
      <text:p text:style-name="P11">$ git status</text:p>
      <text:p text:style-name="P11">$ git commit</text:p>
      <text:p text:style-name="P12">Write some commit message. <text:span text:style-name="T9">Ctrl-x, shift-Y, enter.</text:span></text:p>
      <text:p text:style-name="P13">$ git log</text:p>
      <text:p text:style-name="P13">check the working</text:p>
      <text:p text:style-name="P13">$ git rm –cached README.md</text:p>
      <text:p text:style-name="P14">$ git reset <text:span text:style-name="T7">(get rid of stage)</text:span></text:p>
      <text:p text:style-name="P15">working directory | staging area | git directory</text:p>
      <text:p text:style-name="P15">→<text:span text:style-name="T8"> stage files → commit →</text:span></text:p>
      <text:p text:style-name="P15"/>
      <text:p text:style-name="P16">create a new repository on the GitHub wensite</text:p>
      <text:p text:style-name="P16">git remote add origin github.com/ROBINDEBKL/exercise1.git</text:p>
      <text:p text:style-name="P16">git remote --verbose</text:p>
      <text:p text:style-name="P17">$ git push –set-upstream origin master</text:p>
      <text:p text:style-name="P17">$ git push -u origin master</text:p>
      <text:p text:style-name="P23">Branch</text:p>
      <text:p text:style-name="P17">$ git branch</text:p>
      <text:p text:style-name="P24">FILE CYCLE</text:p>
      <text:p text:style-name="P18">1. emacs README.md</text:p>
      <text:p text:style-name="P18">2. git commit</text:p>
      <text:p text:style-name="P18">3. git push</text:p>
      <text:p text:style-name="P18">4. git branch</text:p>
      <text:p text:style-name="P19">Branch</text:p>
      <text:p text:style-name="P19">* git branch</text:p>
      <text:p text:style-name="P19">* git status</text:p>
      <text:p text:style-name="P19">* git merge <text:span text:style-name="T10">branch_name</text:span></text:p>
      <text:p text:style-name="P19">* git checkout branch_name</text:p>
      <text:p text:style-name="P19">* <text:span text:style-name="T11">git checkout -b new_switch</text:span></text:p>
      <text:p text:style-name="P19"/>
      <text:p text:style-name="P25">GIT INTRO</text:p>
      <text:p text:style-name="P20">clone repository </text:p>
      <text:p text:style-name="P20">$ git clone <text:a xlink:type="simple" xlink:href="mailto:git@github.com" text:style-name="Internet_20_link" text:visited-style-name="Visited_20_Internet_20_Link">git@github.com</text:a>:wdturner/OSSStory.git</text:p>
      <text:p text:style-name="P20">shared repository</text:p>
      <text:p text:style-name="P20">git enables other configurations</text:p>
      <text:p text:style-name="P26">Integration manager workflow</text:p>
      <text:p text:style-name="P20">Blessed repository – developer public repositories</text:p>
      <text:p text:style-name="P20">integration manager – developer private repositories</text:p>
      <text:p text:style-name="P20">[courtesy of git-scm book]</text:p>
      <text:p text:style-name="P21">Forking</text:p>
      <text:p text:style-name="P21">$ git remote add rcos github “your github”</text:p>
      <text:p text:style-name="P21"/>
      <text:p text:style-name="P22">create a group directory for collaboration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46:03.081148806</meta:creation-date>
    <dc:date>2019-05-28T12:21:55.618950160</dc:date>
    <meta:editing-duration>PT1H35M3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2" meta:paragraph-count="90" meta:word-count="406" meta:character-count="2610" meta:non-whitespace-character-count="2232"/>
  </office:meta>
</office:document-meta>
</file>